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>
      <style:text-properties style:font-name="Pudelinka" officeooo:rsid="0081c561" officeooo:paragraph-rsid="0081c561"/>
    </style:style>
    <style:style style:name="P7" style:family="paragraph" style:parent-style-name="Footer_20_left" style:master-page-name="Обратная_20_сторона">
      <style:paragraph-properties style:page-number="auto"/>
    </style:style>
    <style:style style:name="P8" style:family="paragraph" style:parent-style-name="Header" style:master-page-name="First_20_Page">
      <style:paragraph-properties style:page-number="auto"/>
      <style:text-properties style:font-name="Pudelinka" officeooo:rsid="0081c561" officeooo:paragraph-rsid="0081c561"/>
    </style:style>
    <style:style style:name="P9" style:family="paragraph" style:parent-style-name="Heading_20_1">
      <style:text-properties style:font-name="Pudelinka" officeooo:rsid="0081c561" officeooo:paragraph-rsid="0081c561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Поздравление с Рождеством </text:p>
      <text:h text:style-name="P9" text:outline-level="1">КОЛЯДКА</text:h>
      <text:p text:style-name="P6">В Рождество звезда ведёт, <text:s/></text:p>
      <text:p text:style-name="P6">Младенец в яслях — свет и лёд. <text:s/></text:p>
      <text:p text:style-name="P6">Пусть в доме будет мир и свет, <text:s/></text:p>
      <text:p text:style-name="P6">И счастья — на сто долгих лет!</text:p>
      <text:p text:style-name="P6"/>
      <text:p text:style-name="P6"><text:a xlink:type="simple" xlink:href="https://content-studio.sberdevices.ru/media/019b1704-ee5f-7aa1-ae7c-2e764253e336/019b170a-f542-78f2-ada9-d69d48b39f7f.mp4#t=0.001" text:style-name="Internet_20_link" text:visited-style-name="Visited_20_Internet_20_Link">Смотреть видео</text:a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5T13:37:39.743187563</meta:creation-date>
    <dc:title>Default</dc:title>
    <meta:editing-cycles>2</meta:editing-cycles>
    <meta:editing-duration>PT11M3S</meta:editing-duration>
    <meta:generator>LibreOffice/7.6.7.2$Linux_X86_64 LibreOffice_project/60$Build-2</meta:generator>
    <dc:date>2025-12-15T13:48:42.851783509</dc:date>
    <meta:document-statistic meta:table-count="1" meta:image-count="0" meta:object-count="0" meta:page-count="1" meta:paragraph-count="17" meta:word-count="52" meta:character-count="255" meta:non-whitespace-character-count="210"/>
  </office:meta>
</office:document-meta>
</file>